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8.41mm" svg:y="116.27mm">
            <loext:p draw:notify-on-update-of-ranges="Sheet1.F15:Sheet1.F15 Sheet1.G15:Sheet1.I15 Sheet1.F16:Sheet1.F16 Sheet1.G16:Sheet1.I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icrobla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EON</text:p>
          </table:table-cell>
          <table:table-cell table:number-columns-repeated="2"/>
          <table:table-cell table:style-name="ce1" office:value-type="string" calcext:value-type="string">
            <text:p>Total ticks <text:s text:c="5"/>: 16150093 <text:s text:c="52"/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RHS</text:p>
          </table:table-cell>
          <table:table-cell table:number-columns-repeated="3"/>
          <table:table-cell table:style-name="ce1" office:value-type="string" calcext:value-type="string">
            <text:p>Total ticks <text:s text:c="5"/>: 16480000</text:p>
          </table:table-cell>
          <table:table-cell table:number-columns-repeated="2"/>
          <table:table-cell table:style-name="ce1" office:value-type="string" calcext:value-type="string">
            <text:p>Total time (secs): 16.150093 <text:s text:c="51"/>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tal ticks <text:s text:c="5"/>: 21690000</text:p>
          </table:table-cell>
          <table:table-cell table:number-columns-repeated="3"/>
          <table:table-cell table:style-name="ce1" office:value-type="string" calcext:value-type="string">
            <text:p>Total time (secs): 16.480000</text:p>
          </table:table-cell>
          <table:table-cell table:number-columns-repeated="2"/>
          <table:table-cell table:style-name="ce1" office:value-type="string" calcext:value-type="string">
            <text:p>Iterations/Sec <text:s text:c="2"/>: 123,838296 <text:s text:c="40"/>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tal time (secs): 21.690000</text:p>
          </table:table-cell>
          <table:table-cell table:number-columns-repeated="3"/>
          <table:table-cell table:style-name="ce1" office:value-type="string" calcext:value-type="string">
            <text:p>Iterations/Sec <text:s text:c="2"/>: 121.35922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Iterations/Sec <text:s text:c="2"/>: 92.208391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oremark</text:p>
          </table:table-cell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remark/MHz:</text:p>
          </table:table-cell>
          <table:table-cell table:style-name="ce2" table:formula="of:=123.83/100" office:value-type="float" office:value="1.2383" calcext:value-type="float">
            <text:p>1,24</text:p>
          </table:table-cell>
          <table:table-cell table:style-name="ce2" table:formula="of:=121.36/70" office:value-type="float" office:value="1.73371428571429" calcext:value-type="float">
            <text:p>1,73</text:p>
          </table:table-cell>
          <table:table-cell table:style-name="ce2" table:formula="of:=92.21/75" office:value-type="float" office:value="1.22946666666667" calcext:value-type="float">
            <text:p>1,2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09:39:54.796987325</meta:creation-date>
    <dc:date>2018-08-21T09:58:32.236699413</dc:date>
    <meta:editing-duration>PT18M36S</meta:editing-duration>
    <meta:editing-cycles>4</meta:editing-cycles>
    <meta:generator>LibreOffice/5.2.7.2$Linux_X86_64 LibreOffice_project/2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38cm" svg:y="0.316cm" chart:style-name="ch2">
          <text:p>Coremark</text:p>
        </chart:title>
        <chart:subtitle svg:x="2.162cm" svg:y="1.275cm" chart:style-name="ch3">
          <text:p>Ergebnis der Coremark-Becnhmark im Vergleich (2000 Iterationen)</text:p>
        </chart:subtitle>
        <chart:legend chart:legend-position="end" svg:x="12.837cm" svg:y="4.201cm" style:legend-expansion="high" chart:style-name="ch4"/>
        <chart:plot-area chart:style-name="ch5" table:cell-range-address="Sheet1.F15:Sheet1.I16" chart:data-source-has-labels="both" svg:x="0.32cm" svg:y="2.138cm" svg:width="12.197cm" svg:height="6.682cm">
          <chartooo:coordinate-region svg:x="1.232cm" svg:y="2.337cm" svg:width="11.285cm" svg:height="5.836cm"/>
          <chart:axis chart:dimension="x" chart:name="primary-x" chart:style-name="ch6" chartooo:axis-type="auto">
            <chartooo:date-scale/>
            <chart:categories table:cell-range-address="Sheet1.G15:Sheet1.I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16:Sheet1.I16" chart:label-cell-address="Sheet1.F16:Sheet1.F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G15:Sheet1.I15</svg:desc>
                </draw:g>
              </table:table-cell>
              <table:table-cell office:value-type="string">
                <text:p>LEON3</text:p>
              </table:table-cell>
              <table:table-cell office:value-type="string">
                <text:p>PRHS</text:p>
              </table:table-cell>
            </table:table-row>
          </table:table-header-rows>
          <table:table-rows>
            <table:table-row>
              <table:table-cell office:value-type="string">
                <text:p>Coremark/MHz:</text:p>
                <draw:g>
                  <svg:desc>Sheet1.F16:Sheet1.F16</svg:desc>
                </draw:g>
              </table:table-cell>
              <table:table-cell office:value-type="float" office:value="1.2383">
                <text:p>1.2383</text:p>
                <draw:g>
                  <svg:desc>Sheet1.G16:Sheet1.I16</svg:desc>
                </draw:g>
              </table:table-cell>
              <table:table-cell office:value-type="float" office:value="1.73371428571429">
                <text:p>1.73371428571429</text:p>
              </table:table-cell>
              <table:table-cell office:value-type="float" office:value="1.22946666666667">
                <text:p>1.2294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